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7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TOS ANDRADE, MOISE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8314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292569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TOS ANDRADE, MOISE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8314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29256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6/10/2021</text:p>
          </table:table-cell>
          <table:table-cell table:style-name="Tabla2.A3" office:value-type="string">
            <text:p text:style-name="P22">68643211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7T20:54:4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